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Lohit Hindi3" svg:font-family="'Lohit Hindi'"/>
    <style:font-face style:name="Liberation Sans" svg:font-family="'Liberation Sans'" style:font-family-generic="roman"/>
    <style:font-face style:name="Lohit Hindi1" svg:font-family="'Lohit Hindi'" style:font-family-generic="roman"/>
    <style:font-face style:name="Droid Sans Mono" svg:font-family="'Droid Sans Mono'" style:font-family-generic="modern" style:font-pitch="fixed"/>
    <style:font-face style:name="Lohit Hindi4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fo:font-size="14pt" officeooo:paragraph-rsid="00109770" style:font-size-asian="14pt" style:font-size-complex="14pt"/>
    </style:style>
    <style:style style:name="P5" style:family="paragraph" style:parent-style-name="Text_20_body">
      <style:text-properties fo:font-size="14pt" officeooo:rsid="00119e16" officeooo:paragraph-rsid="00119e16" style:font-size-asian="14pt" style:font-size-complex="14pt"/>
    </style:style>
    <style:style style:name="P6" style:family="paragraph" style:parent-style-name="Text_20_body">
      <style:text-properties fo:font-size="14pt" officeooo:rsid="00217a9d" officeooo:paragraph-rsid="00131c78" style:font-size-asian="14pt" style:font-size-complex="14pt"/>
    </style:style>
    <style:style style:name="P7" style:family="paragraph" style:parent-style-name="Text_20_body">
      <style:text-properties fo:font-size="14pt" officeooo:rsid="001760b2" officeooo:paragraph-rsid="001760b2" style:font-size-asian="14pt" style:font-size-complex="14pt"/>
    </style:style>
    <style:style style:name="P8" style:family="paragraph" style:parent-style-name="Text_20_body">
      <style:text-properties fo:font-size="14pt" officeooo:paragraph-rsid="001760b2" style:font-size-asian="14pt" style:font-size-complex="14pt"/>
    </style:style>
    <style:style style:name="P9" style:family="paragraph" style:parent-style-name="Text_20_body">
      <style:text-properties fo:font-size="14pt" officeooo:rsid="00180ef0" officeooo:paragraph-rsid="00180ef0" style:font-size-asian="14pt" style:font-size-complex="14pt"/>
    </style:style>
    <style:style style:name="P10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11" style:family="paragraph" style:parent-style-name="Text_20_body">
      <style:text-properties officeooo:paragraph-rsid="00144490"/>
    </style:style>
    <style:style style:name="P12" style:family="paragraph" style:parent-style-name="Text_20_body">
      <style:text-properties officeooo:rsid="00160c1b" officeooo:paragraph-rsid="0017127c"/>
    </style:style>
    <style:style style:name="P13" style:family="paragraph" style:parent-style-name="Text_20_body">
      <style:text-properties officeooo:paragraph-rsid="0017127c"/>
    </style:style>
    <style:style style:name="P14" style:family="paragraph" style:parent-style-name="Text_20_body">
      <style:text-properties fo:font-size="14pt" officeooo:rsid="00119218" officeooo:paragraph-rsid="001bf480" style:font-size-asian="14pt" style:font-size-complex="14pt"/>
    </style:style>
    <style:style style:name="P15" style:family="paragraph" style:parent-style-name="Heading_20_3">
      <style:text-properties fo:font-size="14pt" style:font-size-asian="14pt" style:font-size-complex="14pt"/>
    </style:style>
    <style:style style:name="P16" style:family="paragraph" style:parent-style-name="Heading_20_3">
      <style:text-properties style:text-outline="false" style:text-line-through-style="none" style:text-line-through-type="none" style:font-name="Ari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4490" style:font-size-asian="14pt" style:font-size-complex="14pt"/>
    </style:style>
    <style:style style:name="T3" style:family="text">
      <style:text-properties fo:font-size="14pt" officeooo:rsid="0017127c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officeooo:rsid="00109770"/>
    </style:style>
    <style:style style:name="T6" style:family="text">
      <style:text-properties officeooo:rsid="0011bb33"/>
    </style:style>
    <style:style style:name="T7" style:family="text">
      <style:text-properties officeooo:rsid="0012d859"/>
    </style:style>
    <style:style style:name="T8" style:family="text">
      <style:text-properties officeooo:rsid="00131c78"/>
    </style:style>
    <style:style style:name="T9" style:family="text">
      <style:text-properties officeooo:rsid="0013471a"/>
    </style:style>
    <style:style style:name="T10" style:family="text">
      <style:text-properties fo:color="#000000" style:font-name="Liberation Sans"/>
    </style:style>
    <style:style style:name="T11" style:family="text">
      <style:text-properties fo:color="#000000" style:font-name="Liberation Sans" officeooo:rsid="0017127c"/>
    </style:style>
    <style:style style:name="T12" style:family="text">
      <style:text-properties officeooo:rsid="001d8c00"/>
    </style:style>
    <style:style style:name="T13" style:family="text">
      <style:text-properties officeooo:rsid="001760b2"/>
    </style:style>
    <style:style style:name="T14" style:family="text">
      <style:text-properties officeooo:rsid="0017b8e6"/>
    </style:style>
    <style:style style:name="T15" style:family="text">
      <style:text-properties officeooo:rsid="0019b957"/>
    </style:style>
    <style:style style:name="T16" style:family="text">
      <style:text-properties officeooo:rsid="001bf480"/>
    </style:style>
    <style:style style:name="T17" style:family="text">
      <style:text-properties officeooo:rsid="001dee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араторная работа <text:span text:style-name="T14">6</text:span>.</text:h>
      <text:h text:style-name="Heading_20_2" text:outline-level="2">Запуск HBase, создание таблицы, заполнение ее данными, <text:span text:style-name="T5">разработка фильтрп</text:span>.</text:h>
      <text:h text:style-name="Heading_20_3" text:outline-level="3">1. Предварительные условия</text:h>
      <text:p text:style-name="P3">На компьютере должен быть установлен и запущен <text:span text:style-name="T15">hdfs</text:span> hadoop версии <text:span text:style-name="T5">2.7.3</text:span>.</text:p>
      <text:p text:style-name="P3">(См. лабораторную работу 1)</text:p>
      <text:h text:style-name="Heading_20_3" text:outline-level="3">2. Настройка HBase.</text:h>
      <text:p text:style-name="P4">Распаковываем <text:span text:style-name="T5">hbase-1.2.3-bin.tar.gz</text:span> в ~/<text:span text:style-name="T5">hbase-1.2.3</text:span></text:p>
      <text:p text:style-name="P3"/>
      <text:p text:style-name="P3">Проверяем содержимое файла /etc/hosts </text:p>
      <text:p text:style-name="P3">и выставляем ip 127.0.0.1 для localhost и имени компьютера</text:p>
      <text:p text:style-name="P3"/>
      <text:p text:style-name="P3">Снимаем комментарий в файле <text:s/>conf/hbase-env.sh со строки</text:p>
      <text:p text:style-name="P3">export HBASE_MANAGES_ZK=true </text:p>
      <text:p text:style-name="P3"/>
      <text:p text:style-name="P3">Настраиваем файл конфигурации <text:s/>conf/hbase-site.xml следующим образом</text:p>
      <text:p text:style-name="P3">&lt;configuration&gt; </text:p>
      <text:p text:style-name="P3"><text:s text:c="2"/>&lt;property&gt; </text:p>
      <text:p text:style-name="P3"><text:s text:c="4"/>&lt;name&gt;hbase.rootdir&lt;/name&gt; </text:p>
      <text:p text:style-name="P3"><text:s text:c="4"/>&lt;value&gt;hdfs://localhost:9000/hbase&lt;/value&gt; </text:p>
      <text:p text:style-name="P3"><text:s text:c="2"/>&lt;/property&gt; </text:p>
      <text:p text:style-name="P3"><text:s text:c="2"/>&lt;property&gt; </text:p>
      <text:p text:style-name="P3"><text:s text:c="4"/>&lt;name&gt;hbase.cluster.distributed&lt;/name&gt; </text:p>
      <text:p text:style-name="P3"><text:s text:c="4"/>&lt;value&gt;true&lt;/value&gt; </text:p>
      <text:p text:style-name="P3"><text:s text:c="2"/>&lt;/property&gt; </text:p>
      <text:p text:style-name="P3">&lt;/configuration&gt;</text:p>
      <text:p text:style-name="P3"/>
      <text:p text:style-name="P3">Добавляем в файл bin/hbase-config.sh <text:span text:style-name="T7">первую </text:span>строку</text:p>
      <text:p text:style-name="P14">export JAVA_HOME=~/<text:span text:style-name="T16">jdk1.8.0_101</text:span></text:p>
      <text:p text:style-name="P5">Добавляем в ~/.bashrc строку</text:p>
      <text:p text:style-name="P5">export PATH=<text:span text:style-name="T6">~</text:span>/hbase-1.<text:span text:style-name="T16">2.3</text:span>/bin:$PATH</text:p>
      <text:h text:style-name="P15" text:outline-level="3"><text:soft-page-break/>3. Запуск HBase</text:h>
      <text:p text:style-name="P3">Запуск HBase осуществляется скриптом /bin/start-hbase.sh</text:p>
      <text:p text:style-name="P3">Остановка HBase осуществляется скриптом /bin/stop-hbase.sh</text:p>
      <text:p text:style-name="P3"/>
      <text:h text:style-name="P15" text:outline-level="3">4. Консоль HBase</text:h>
      <text:p text:style-name="P3">Консоль HBase вызывается скриптом /bin/hbase shell</text:p>
      <text:p text:style-name="P3">Примеры команд консоли :</text:p>
      <text:p text:style-name="P10">create 'testtable', 'colfam1','colfam2' </text:p>
      <text:p text:style-name="P10">put 'testtable', 'myrow-1', 'colfam1:q1', 'value-1'</text:p>
      <text:p text:style-name="Text_20_body"><text:span text:style-name="T4">scan 'testtable</text:span><text:span text:style-name="T1">'</text:span></text:p>
      <text:h text:style-name="Heading_20_3" text:outline-level="3">5. Входные данные.</text:h>
      <text:p text:style-name="P6">Аналогичны входным данным лабораторных работ 3,4,<text:span text:style-name="T8">5</text:span></text:p>
      <text:h text:style-name="Heading_20_3" text:outline-level="3">6. Задача</text:h>
      <text:p text:style-name="P3">а.Требуется создать таблицу <text:span text:style-name="T9">flights</text:span> имеющую все поля файла и заполнить ее данными из файла</text:p>
      <text:p text:style-name="P11"><text:span text:style-name="T2">В качестве ключа требуется использовать составной ключ из даты перелета(FL_DATE) + номер рейса (</text:span>AIRLINE_ID<text:span text:style-name="T2">) + номер строки в исходном файле.</text:span></text:p>
      <text:p text:style-name="P12"><text:span text:style-name="T2">б.Требуется разработать фильтр, отобирающий записи </text:span><text:span text:style-name="T3">перелетов с опозданием больше заданного или отмененные.</text:span></text:p>
      <text:p text:style-name="P13"><text:span text:style-name="T3">в. Требуется разработать отдельный main класс который использует фильтр а также отбирает записи перелетов в заданном интервале дат используя ограничения на ключ для сканера (методы </text:span><text:span text:style-name="T10">setStartRow, </text:span><text:span text:style-name="T11">setStopRow</text:span><text:span text:style-name="T3">).</text:span></text:p>
      <text:h text:style-name="Heading_20_3" text:outline-level="3">3. Посдказки.</text:h>
      <text:p text:style-name="P3">а. Таблицу можно создать из консоли HBase </text:p>
      <text:p text:style-name="P3">б. Пример файла проекта maven с настроенными зависимостями (pom.xml) приложен</text:p>
      <text:p text:style-name="P3">в. Запуск standalone приложения с помощью maven осуществляется следующим образом</text:p>
      <text:p text:style-name="P3">mvn compile exec:java -Dexec.mainClass="&lt;Main class&gt;"</text:p>
      <text:p text:style-name="P7">г. <text:s/>Базовый класс фильтра - org.apache.hadoop.hbase.filter.FilterBase</text:p>
      <text:p text:style-name="P8"><text:span text:style-name="T13">д</text:span>. Надо обратить внимание на корректность реализации методов сериализации</text:p>
      <text:p text:style-name="P8"><text:s text:c="2"/><text:span text:style-name="T12">public byte[] toByteArray()</text:span></text:p>
      <text:p text:style-name="P7"><text:s text:c="2"/><text:span text:style-name="T12">public static Filter parseFrom(byte[] pbBytes) throws DeserializationException</text:span></text:p>
      <text:p text:style-name="P9"><text:soft-page-break/>е. Для того чтобы подключить свой класс фильтра к HBase требуется добавить jar в HBASE_CLASSPATH и прописать его в ~/hbase-1.<text:span text:style-name="T17">2.3</text:span>/conf/hbase-env.sh</text:p>
      <text:p text:style-name="P9">Пример :</text:p>
      <text:p text:style-name="P9">export HBASE_CLASSPATH="&lt;путь&gt;/hbase-examples-1.0-SNAPSHOT.jar"</text:p>
      <text:p text:style-name="P3"/>
      <text:h text:style-name="P16" text:outline-level="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/>
    <style:font-face style:name="Lohit Hindi3" svg:font-family="'Lohit Hindi'"/>
    <style:font-face style:name="Liberation Sans" svg:font-family="'Liberation Sans'" style:font-family-generic="roman"/>
    <style:font-face style:name="Lohit Hindi1" svg:font-family="'Lohit Hindi'" style:font-family-generic="roman"/>
    <style:font-face style:name="Droid Sans Mono" svg:font-family="'Droid Sans Mono'" style:font-family-generic="modern" style:font-pitch="fixed"/>
    <style:font-face style:name="Lohit Hindi4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3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3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4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20:58:57</meta:creation-date>
    <dc:date>2016-11-16T01:12:22.064363793</dc:date>
    <meta:editing-duration>PT2H39M26S</meta:editing-duration>
    <meta:editing-cycles>78</meta:editing-cycles>
    <meta:generator>LibreOffice/5.1.4.2$Linux_X86_64 LibreOffice_project/10m0$Build-2</meta:generator>
    <meta:document-statistic meta:table-count="0" meta:image-count="0" meta:object-count="0" meta:page-count="3" meta:paragraph-count="54" meta:word-count="292" meta:character-count="2594" meta:non-whitespace-character-count="2312"/>
  </office:meta>
</office:document-meta>
</file>